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77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lha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017" table:default-cell-style-name="ce5"/>
        <table:table-row table:style-name="ro6">
          <table:table-cell table:style-name="ce1" office:value-type="string">
            <text:p>Cod</text:p>
          </table:table-cell>
          <table:table-cell table:style-name="ce2" office:value-type="string">
            <text:p>Nome</text:p>
          </table:table-cell>
          <table:table-cell table:style-name="ce2" office:value-type="string">
            <text:p>Regiao</text:p>
          </table:table-cell>
          <table:table-cell table:style-name="ce2" office:value-type="string">
            <text:p>Endereco</text:p>
          </table:table-cell>
          <table:table-cell table:style-name="ce2" office:value-type="string">
            <text:p>Telefones</text:p>
          </table:table-cell>
          <table:table-cell table:style-name="ce6" office:value-type="string">
            <text:p>Acolhimento</text:p>
          </table:table-cell>
          <table:table-cell table:style-name="ce6" office:value-type="string">
            <text:p>Farmacia</text:p>
          </table:table-cell>
          <table:table-cell table:style-name="ce6" office:value-type="string">
            <text:p>Position</text:p>
          </table:table-cell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entro de Saúde Bairro das Indústria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ia de Loudes Manso, 80, Bairro das Indústrias</text:p>
          </table:table-cell>
          <table:table-cell table:style-name="ce3" office:value-type="string">
            <text:p>3277-5978</text:p>
            <text:p>3277-589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63769, -44.000860 </text:p>
          </table:table-cell>
          <table:table-cell table:number-columns-repeated="101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Centro de Saúde</text:p>
            <text:p>Barreir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inheiro Chagas, 252, Barreiro </text:p>
          </table:table-cell>
          <table:table-cell table:style-name="ce3" office:value-type="string">
            <text:p>3277-5900</text:p>
            <text:p>3277-590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78913, -44.013142 </text:p>
          </table:table-cell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Centro de Saúde</text:p>
            <text:p>Barreiro de Cim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ampo Grande, 87 ,Araguai</text:p>
          </table:table-cell>
          <table:table-cell table:style-name="ce3" office:value-type="string">
            <text:p>3246-2006</text:p>
            <text:p>3246-2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0510, -44.006440 </text:p>
          </table:table-cell>
          <table:table-cell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Centro de Saúde</text:p>
            <text:p>Independênc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ia Antonieta Ferreira, 151, Independencia</text:p>
          </table:table-cell>
          <table:table-cell table:style-name="ce3" office:value-type="string">
            <text:p>3277-5850</text:p>
            <text:p>3277-911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20.019477, -44.031774 </text:p>
          </table:table-cell>
          <table:table-cell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Centro de Saúde</text:p>
            <text:p>Itaipu / Jatobá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do Colar, 190, Jatobá</text:p>
          </table:table-cell>
          <table:table-cell table:style-name="ce3" office:value-type="string">
            <text:p>3277-5822</text:p>
            <text:p>3277-582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4281, -44.053375 </text:p>
          </table:table-cell>
          <table:table-cell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string">
            <text:p>Centro de Saúde</text:p>
            <text:p>Maria Madalena Teodoro (Lindéia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Flor de Maio, 172, Lindeia</text:p>
          </table:table-cell>
          <table:table-cell table:style-name="ce3" office:value-type="string">
            <text:p>3277-5824</text:p>
            <text:p>3277-911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79117, -44.046566 </text:p>
          </table:table-cell>
          <table:table-cell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Centro de Saúde</text:p>
            <text:p>Mangueira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hafariz, 04, Petrópolis</text:p>
          </table:table-cell>
          <table:table-cell table:style-name="ce3" office:value-type="string">
            <text:p>3246-2004</text:p>
            <text:p>3246-20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20.014066, -44.030716 </text:p>
          </table:table-cell>
          <table:table-cell table:number-columns-repeated="1016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>
            <text:p>Centro de Saúde</text:p>
            <text:p>Milionário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dos Cruzeirenses, 30, Milionários</text:p>
          </table:table-cell>
          <table:table-cell table:style-name="ce3" office:value-type="string">
            <text:p>3277-5934</text:p>
            <text:p>3277-5935</text:p>
            <text:p>3277-90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81314, -43.999366 </text:p>
          </table:table-cell>
          <table:table-cell table:number-columns-repeated="1016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string">
            <text:p>Centro de Saúde Eduardo Mauro de Araújo (Miramar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Eridano, 540, Miramar</text:p>
          </table:table-cell>
          <table:table-cell table:style-name="ce3" office:value-type="string">
            <text:p>3277-5936</text:p>
            <text:p>3277-59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7696, -44.011506 </text:p>
          </table:table-cell>
          <table:table-cell table:number-columns-repeated="1016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string">
            <text:p>Centro de Saúde</text:p>
            <text:p>Pilar/ Olhos D'Agu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São Pedro da Aldeia, 55, Pilar</text:p>
          </table:table-cell>
          <table:table-cell table:style-name="ce3" office:value-type="string">
            <text:p>3277-8240</text:p>
            <text:p>3277-82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8320, -43.963705 </text:p>
          </table:table-cell>
          <table:table-cell table:number-columns-repeated="1016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string">
            <text:p>Centro de Saúde</text:p>
            <text:p>Regin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Aristolino Basílio de Oliveira, 467, Regina</text:p>
          </table:table-cell>
          <table:table-cell table:style-name="ce3" office:value-type="string">
            <text:p>3277-8922</text:p>
            <text:p>3277-8935</text:p>
            <text:p>3277-892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82633, -44.054702 </text:p>
          </table:table-cell>
          <table:table-cell table:number-columns-repeated="1016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string">
            <text:p>Centro de Saúde</text:p>
            <text:p>Santa Cecíl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aulo Duarte, 280, Santa Cecília</text:p>
          </table:table-cell>
          <table:table-cell table:style-name="ce3" office:value-type="string">
            <text:p>3277-5852</text:p>
            <text:p>3277-5853</text:p>
            <text:p>3277-907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9560, -44.032845 </text:p>
          </table:table-cell>
          <table:table-cell table:number-columns-repeated="1016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string">
            <text:p>Centro de Saúde</text:p>
            <text:p>Túnel de Ibirité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li Passos, 225, Túnel de Ibirité</text:p>
          </table:table-cell>
          <table:table-cell table:style-name="ce3" office:value-type="string">
            <text:p>3277-5964</text:p>
            <text:p>3277-912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84721, -44.048504 </text:p>
          </table:table-cell>
          <table:table-cell table:number-columns-repeated="1016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string">
            <text:p>Centro de Saúde</text:p>
            <text:p>Vale do Jatobá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Luiz Leite de Faria, 171, Vale do Jatobá </text:p>
          </table:table-cell>
          <table:table-cell table:style-name="ce3" office:value-type="string">
            <text:p>3277-1505</text:p>
            <text:p>3277-5854</text:p>
            <text:p>3277-585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20.010245, -44.036153 </text:p>
          </table:table-cell>
          <table:table-cell table:number-columns-repeated="1016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string">
            <text:p>Centro de Saúde</text:p>
            <text:p>Vila Cemig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oletivo, 68, </text:p>
            <text:p>Vila Cemig</text:p>
          </table:table-cell>
          <table:table-cell table:style-name="ce3" office:value-type="string">
            <text:p>3277-5940</text:p>
            <text:p>3277-5941</text:p>
            <text:p>3277-588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97081, -43.992565 </text:p>
          </table:table-cell>
          <table:table-cell table:number-columns-repeated="1016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3" office:value-type="string">
            <text:p>Centro de Saúde</text:p>
            <text:p>Vila Pinh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oletora, 916, </text:p>
            <text:p>Vila Pinho</text:p>
          </table:table-cell>
          <table:table-cell table:style-name="ce3" office:value-type="string">
            <text:p>3277-5856</text:p>
            <text:p>3277-585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20.003124, -44.023242 </text:p>
          </table:table-cell>
          <table:table-cell table:number-columns-repeated="1016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string">
            <text:p>Centro de</text:p>
            <text:p>Convivência</text:p>
            <text:p>Barreir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inheiro Chagas, 252, Barreiro</text:p>
          </table:table-cell>
          <table:table-cell table:style-name="ce3" office:value-type="string">
            <text:p>3277-588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78911, -44.013141 </text:p>
          </table:table-cell>
          <table:table-cell table:number-columns-repeated="1016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 office:value-type="string">
            <text:p>Centro de Saúde Francisco Gomes Barbosa (Tirol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Av. Nélio Cerqueira, 15,</text:p>
            <text:p>Tirol</text:p>
          </table:table-cell>
          <table:table-cell table:style-name="ce3" office:value-type="string">
            <text:p>3277-1507</text:p>
            <text:p>3277-151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85211, -44.035587 </text:p>
          </table:table-cell>
          <table:table-cell table:number-columns-repeated="1016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Centro de Saúde Urucu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W-2, 432, Conjunto Pongeluppi</text:p>
          </table:table-cell>
          <table:table-cell table:style-name="ce3" office:value-type="string">
            <text:p>3277-5938</text:p>
            <text:p>3277-593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20.008084, -44.008727 </text:p>
          </table:table-cell>
          <table:table-cell table:number-columns-repeated="1016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Centro de Saúde Cafezal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Bela Vista, 30,</text:p>
            <text:p>Vila Cafezal,Serra</text:p>
          </table:table-cell>
          <table:table-cell table:style-name="ce3" office:value-type="string">
            <text:p>3277-5242</text:p>
            <text:p>3277-524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6512, -43.911412 </text:p>
          </table:table-cell>
          <table:table-cell table:number-columns-repeated="1016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Centro de Saúde Carlos Chagas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Avenida Francisco Sales, 1715 , Santa Efigênia</text:p>
          </table:table-cell>
          <table:table-cell table:style-name="ce3" office:value-type="string">
            <text:p>3246-0235</text:p>
            <text:p>3246-023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8818, -43.923686 </text:p>
          </table:table-cell>
          <table:table-cell table:number-columns-repeated="1016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Centro de Saúde Conj. Sta. Mari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Pastor Beijamim Maia, 57 , Conj. Sta. Maria</text:p>
          </table:table-cell>
          <table:table-cell table:style-name="ce3" office:value-type="string">
            <text:p>3277-8823</text:p>
            <text:p>3277-88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2506, -43.954707 </text:p>
          </table:table-cell>
          <table:table-cell table:number-columns-repeated="1016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Centro de Saúde Menino Jesus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Mar de Espanha,  422 , Santo Antônio</text:p>
          </table:table-cell>
          <table:table-cell table:style-name="ce3" office:value-type="string">
            <text:p>3277-8825</text:p>
            <text:p>3277-882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3665, -43.944104 </text:p>
          </table:table-cell>
          <table:table-cell table:number-columns-repeated="1016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Centro de Saúde N. Sra. Aparecid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Paulino Marques Gontijo, 222 , Novo São Lucas</text:p>
          </table:table-cell>
          <table:table-cell table:style-name="ce3" office:value-type="string">
            <text:p>3277-5244</text:p>
            <text:p>3277-82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0580, -43.916692 </text:p>
          </table:table-cell>
          <table:table-cell table:number-columns-repeated="1016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Centro de Saúde Padre Tarcísio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Coronel Pereira, 29 ,Serra</text:p>
          </table:table-cell>
          <table:table-cell table:style-name="ce3" office:value-type="string">
            <text:p>3277-8250</text:p>
            <text:p>3277-508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4163, -43.915816 </text:p>
          </table:table-cell>
          <table:table-cell table:number-columns-repeated="1016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3" office:value-type="string">
            <text:p>Centro de Saúde N.Sra.Fátim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Corinto, 450 , Serra</text:p>
          </table:table-cell>
          <table:table-cell table:style-name="ce3" office:value-type="string">
            <text:p>3277-5249</text:p>
            <text:p>3277-524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2314, -43.914269 </text:p>
          </table:table-cell>
          <table:table-cell table:number-columns-repeated="1016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Centro de Saúde Owsvaldo Cruz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Av. Augusto de Lima, 2061, Barro Preto</text:p>
          </table:table-cell>
          <table:table-cell table:style-name="ce3" office:value-type="string">
            <text:p> 3277-8880</text:p>
            <text:p>3277-881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0235, -43.955762 </text:p>
          </table:table-cell>
          <table:table-cell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Centro de Saúde São Miguel Arcanjo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Carlos Etiene de Castro, 32 , Serra</text:p>
          </table:table-cell>
          <table:table-cell table:style-name="ce3" office:value-type="string">
            <text:p>3277-6413</text:p>
            <text:p>3277-51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8247, -43.911425 </text:p>
          </table:table-cell>
          <table:table-cell table:number-columns-repeated="1016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3" office:value-type="string">
            <text:p>Centro de Saúde Sta. Lúcia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Murilo Moraes de Andrade, 125 , Santa Lúcia</text:p>
          </table:table-cell>
          <table:table-cell table:style-name="ce3" office:value-type="string">
            <text:p>3277-8885</text:p>
            <text:p>3277-8813</text:p>
            <text:p>3277-88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1015, -43.947398 </text:p>
          </table:table-cell>
          <table:table-cell table:number-columns-repeated="1016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3" office:value-type="string">
            <text:p>Centro de Saúde Sta. Rita de Cássi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Cristina, 961, São Pedro</text:p>
          </table:table-cell>
          <table:table-cell table:style-name="ce3" office:value-type="string">
            <text:p>3277-8827</text:p>
            <text:p>3277-882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6362, -43.938773 </text:p>
          </table:table-cell>
          <table:table-cell table:number-columns-repeated="1016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Centro de Saúde Tia Amância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Iraí, 248, Coração de Jesus</text:p>
          </table:table-cell>
          <table:table-cell table:style-name="ce3" office:value-type="string">
            <text:p>3277-8828</text:p>
            <text:p>3277-882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7668, -43.949879 </text:p>
          </table:table-cell>
          <table:table-cell table:number-columns-repeated="1016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Centro de Saúde</text:p>
            <text:p>Alto Vera Cruz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General Osório , 959,</text:p>
            <text:p>Alto Vera Cruz</text:p>
          </table:table-cell>
          <table:table-cell table:style-name="ce3" office:value-type="string">
            <text:p>3277-560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1294, -43.892819 </text:p>
          </table:table-cell>
          <table:table-cell table:number-columns-repeated="1016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3" office:value-type="string">
            <text:p>Centro de Saúde</text:p>
            <text:p>Boa Vista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Marcelino Ramos, 325,</text:p>
            <text:p>Boa Vista</text:p>
          </table:table-cell>
          <table:table-cell table:style-name="ce3" office:value-type="string">
            <text:p>3277-5680</text:p>
            <text:p>3277-568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0989, -43.897330 </text:p>
          </table:table-cell>
          <table:table-cell table:number-columns-repeated="1016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3" office:value-type="string">
            <text:p>Centro de Saúde</text:p>
            <text:p>Granja de Freita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São Vicente, 405, </text:p>
            <text:p>Granja de Freitas</text:p>
          </table:table-cell>
          <table:table-cell table:style-name="ce3" office:value-type="string">
            <text:p>3277-5725</text:p>
            <text:p>3277-5752</text:p>
            <text:p>3277-572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8218, -43.886384 </text:p>
          </table:table-cell>
          <table:table-cell table:number-columns-repeated="1016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3" office:value-type="string">
            <text:p>Centro de Saúde</text:p>
            <text:p>Hort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Monte Alverne, 151, Floresta</text:p>
          </table:table-cell>
          <table:table-cell table:style-name="ce3" office:value-type="string">
            <text:p>3277-5763</text:p>
            <text:p>3277-56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7792, -43.931299 </text:p>
          </table:table-cell>
          <table:table-cell table:number-columns-repeated="1016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3" office:value-type="string">
            <text:p>Centro de Saúde</text:p>
            <text:p>Mariano de Abreu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Fernão Dias, 220, </text:p>
            <text:p>Casa Branca</text:p>
          </table:table-cell>
          <table:table-cell table:style-name="ce3" office:value-type="string">
            <text:p>3277-5630</text:p>
            <text:p>3277-56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6980, -43.889571 </text:p>
          </table:table-cell>
          <table:table-cell table:number-columns-repeated="1016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3" office:value-type="string">
            <text:p>Centro de Saúde</text:p>
            <text:p>Novo Horizonte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Pedro Alexandrino de</text:p>
            <text:p>Mendonça, 12, Taquaril</text:p>
          </table:table-cell>
          <table:table-cell table:style-name="ce3" office:value-type="string">
            <text:p>3277-5602</text:p>
            <text:p>3277-56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9484, -43.877150 </text:p>
          </table:table-cell>
          <table:table-cell table:number-columns-repeated="1016"/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3" office:value-type="string">
            <text:p>Centro de Saúde</text:p>
            <text:p>Paraís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Av. Mém de Sá, 1001,</text:p>
            <text:p>Paraíso</text:p>
          </table:table-cell>
          <table:table-cell table:style-name="ce3" office:value-type="string">
            <text:p>3277-5227</text:p>
            <text:p>3277-5028</text:p>
            <text:p>3277-825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4463, -43.908342 </text:p>
          </table:table-cell>
          <table:table-cell table:number-columns-repeated="1016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office:value-type="string">
            <text:p>Centro de Saúde</text:p>
            <text:p>Marco Antônio</text:p>
            <text:p>Meneze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 Petrolina, 869, Horto</text:p>
          </table:table-cell>
          <table:table-cell table:style-name="ce3" office:value-type="string">
            <text:p>3277-571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5178, -43.916147 </text:p>
          </table:table-cell>
          <table:table-cell table:number-columns-repeated="1016"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3" office:value-type="string">
            <text:p>Centro de Saúde Boechat de Menezes </text:p>
            <text:p>Pompéia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Leopoldo Gomes, 440, Pompéia</text:p>
          </table:table-cell>
          <table:table-cell table:style-name="ce3" office:value-type="string">
            <text:p> 3277-5735</text:p>
            <text:p> 3277-5720</text:p>
            <text:p> 3277-576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2424, -43.904447 </text:p>
          </table:table-cell>
          <table:table-cell table:number-columns-repeated="1016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3" office:value-type="string">
            <text:p>Centro de Saúde</text:p>
            <text:p>Santa Inê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Itumirim, 50, </text:p>
            <text:p>Santa Inês</text:p>
          </table:table-cell>
          <table:table-cell table:style-name="ce3" office:value-type="string">
            <text:p>3277-5710</text:p>
            <text:p>3277-995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87825, -43.906067 </text:p>
          </table:table-cell>
          <table:table-cell table:number-columns-repeated="1016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3" office:value-type="string">
            <text:p>Centro de Saúde</text:p>
            <text:p>São Gerald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Itaituba, 480, São</text:p>
            <text:p>Geraldo</text:p>
          </table:table-cell>
          <table:table-cell table:style-name="ce3" office:value-type="string">
            <text:p>3277-5682</text:p>
            <text:p>3277-56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5039, -43.900794 </text:p>
          </table:table-cell>
          <table:table-cell table:number-columns-repeated="1016"/>
        </table:table-row>
        <table:table-row table:style-name="ro3">
          <table:table-cell table:style-name="ce1" office:value-type="float" office:value="44">
            <text:p>44</text:p>
          </table:table-cell>
          <table:table-cell table:style-name="ce3" office:value-type="string">
            <text:p>Centro de Saúde</text:p>
            <text:p>São José Operári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Simão Pereira, 73,</text:p>
            <text:p>Nova Vista</text:p>
          </table:table-cell>
          <table:table-cell table:style-name="ce3" office:value-type="string">
            <text:p>3277-5784</text:p>
            <text:p>3277-5693</text:p>
            <text:p>3277-57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87676, -43.898568 </text:p>
          </table:table-cell>
          <table:table-cell table:number-columns-repeated="1016"/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3" office:value-type="string">
            <text:p>Centro de Saúde</text:p>
            <text:p>Taquaril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Desembargador Braulio,</text:p>
            <text:p>2.200 , Taquaril</text:p>
          </table:table-cell>
          <table:table-cell table:style-name="ce3" office:value-type="string">
            <text:p>3277-1127</text:p>
            <text:p>3277-5604</text:p>
            <text:p>3277-56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7611, -43.888318 </text:p>
          </table:table-cell>
          <table:table-cell table:number-columns-repeated="1016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3" office:value-type="string">
            <text:p>Centro de Saúde</text:p>
            <text:p>Vera Cruz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General Osório, 8585, Vera Cruz</text:p>
          </table:table-cell>
          <table:table-cell table:style-name="ce3" office:value-type="string">
            <text:p>3277-5606</text:p>
            <text:p>3277-56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1480, -43.893756 </text:p>
          </table:table-cell>
          <table:table-cell table:number-columns-repeated="1016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3" office:value-type="string">
            <text:p>Centro de Saúde</text:p>
            <text:p>Alcides Lin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nema 275, Concórdia</text:p>
          </table:table-cell>
          <table:table-cell table:style-name="ce3" office:value-type="string">
            <text:p> 3277-6002</text:p>
            <text:p> 3277-60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5206, -43.937518 </text:p>
          </table:table-cell>
          <table:table-cell table:number-columns-repeated="1016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3" office:value-type="string">
            <text:p>Centro de Saúde</text:p>
            <text:p>Cachoeirinh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orborema, 1325, Cachoeirinha</text:p>
          </table:table-cell>
          <table:table-cell table:style-name="ce3" office:value-type="string">
            <text:p>3277-6006</text:p>
            <text:p>3277-6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3393, -43.944938 </text:p>
          </table:table-cell>
          <table:table-cell table:number-columns-repeated="1016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3" office:value-type="string">
            <text:p>Centro de Saúde</text:p>
            <text:p>Capitão Eduard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gela Benaregis, 10,Capitão Eduardo</text:p>
          </table:table-cell>
          <table:table-cell table:style-name="ce3" office:value-type="string">
            <text:p>3277-7846</text:p>
            <text:p>3277-784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0816, -43.869538 </text:p>
          </table:table-cell>
          <table:table-cell table:number-columns-repeated="1016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3" office:value-type="string">
            <text:p>Centro de Saúde</text:p>
            <text:p>Cidade Ozanan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r. Furtado de</text:p>
            <text:p>Menezes, 610,</text:p>
            <text:p>Ipiranga</text:p>
          </table:table-cell>
          <table:table-cell table:style-name="ce3" office:value-type="string">
            <text:p>3277-6263</text:p>
            <text:p>3277-626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84380, -43.932331 </text:p>
          </table:table-cell>
          <table:table-cell table:number-columns-repeated="1016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3" office:value-type="string">
            <text:p>Centro de Saúde Efigênia Murta de Figueired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Serra do Cipó,</text:p>
            <text:p>170, Conj. Ribeiro de</text:p>
            <text:p>Abreu</text:p>
          </table:table-cell>
          <table:table-cell table:style-name="ce3" office:value-type="string">
            <text:p>3277-6664</text:p>
            <text:p>3277-6665</text:p>
            <text:p>3277-13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5640, -43.898695 </text:p>
          </table:table-cell>
          <table:table-cell table:number-columns-repeated="1016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3" office:value-type="string">
            <text:p>Centro de Saúde</text:p>
            <text:p>Conjunto Paulo VI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a Almas, 122, Conj Paulo VI</text:p>
          </table:table-cell>
          <table:table-cell table:style-name="ce3" office:value-type="string">
            <text:p>3277-7496</text:p>
            <text:p>3277-74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3052, -43.883163 </text:p>
          </table:table-cell>
          <table:table-cell table:number-columns-repeated="1016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3" office:value-type="string">
            <text:p>Centro de Saúde</text:p>
            <text:p>Dom Joaquim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Av. Joaquim José Diniz, 200,  Fernão Dias</text:p>
          </table:table-cell>
          <table:table-cell table:style-name="ce3" office:value-type="string">
            <text:p>3277-5701</text:p>
            <text:p>3277-57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4889, -43.917276 </text:p>
          </table:table-cell>
          <table:table-cell table:number-columns-repeated="1016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3" office:value-type="string">
            <text:p>Centro de Saúde</text:p>
            <text:p>Gentil Gome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Manoel</text:p>
            <text:p>Passos, 580, </text:p>
            <text:p>Santa Cruz</text:p>
          </table:table-cell>
          <table:table-cell table:style-name="ce3" office:value-type="string">
            <text:p>3277-6270</text:p>
            <text:p>3277-6262</text:p>
            <text:p>3277-628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3779, -43.946021 </text:p>
          </table:table-cell>
          <table:table-cell table:number-columns-repeated="1016"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3" office:value-type="string">
            <text:p>Centro de Saúde</text:p>
            <text:p>Goiâni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Lucimara Marques, 677, Goiânia</text:p>
          </table:table-cell>
          <table:table-cell table:style-name="ce3" office:value-type="string">
            <text:p>3277-6653</text:p>
            <text:p>3277-6669</text:p>
            <text:p>3277-949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2007, -43.898205 </text:p>
          </table:table-cell>
          <table:table-cell table:number-columns-repeated="1016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3" office:value-type="string">
            <text:p>Centro de Saúde</text:p>
            <text:p>Maria Goretti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arreiro</text:p>
            <text:p>Grande, 57, Maria</text:p>
            <text:p>Goretti</text:p>
          </table:table-cell>
          <table:table-cell table:style-name="ce3" office:value-type="string">
            <text:p>3277-6676</text:p>
            <text:p>3277-667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1831, -43.909344 </text:p>
          </table:table-cell>
          <table:table-cell table:number-columns-repeated="1016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3" office:value-type="string">
            <text:p>Centro de Saúde</text:p>
            <text:p>Marivanda Baleeir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tônio</text:p>
            <text:p>Mariano de Abreu,</text:p>
            <text:p>750, Paulo VI</text:p>
          </table:table-cell>
          <table:table-cell table:style-name="ce3" office:value-type="string">
            <text:p>3277-7494</text:p>
            <text:p>3277-749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0148, -43.893216 </text:p>
          </table:table-cell>
          <table:table-cell table:number-columns-repeated="1016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3" office:value-type="string">
            <text:p>Centro de Saúde</text:p>
            <text:p>Nazaré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Cruz de Malta, 73, Nazaré</text:p>
          </table:table-cell>
          <table:table-cell table:style-name="ce3" office:value-type="string">
            <text:p>3277-6730</text:p>
            <text:p>3277-67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2135, -43.893749 </text:p>
          </table:table-cell>
          <table:table-cell table:number-columns-repeated="1016"/>
        </table:table-row>
        <table:table-row table:style-name="ro3">
          <table:table-cell table:style-name="ce1" office:value-type="float" office:value="59">
            <text:p>59</text:p>
          </table:table-cell>
          <table:table-cell table:style-name="ce3" office:value-type="string">
            <text:p>Centro de Saúde</text:p>
            <text:p>Padre Fernando de Mel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Conceição</text:p>
            <text:p>Vidigal Paulucci,</text:p>
            <text:p>150, Palmares</text:p>
          </table:table-cell>
          <table:table-cell table:style-name="ce3" office:value-type="string">
            <text:p>3277-6072</text:p>
            <text:p>3277-607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2250, -43.938725 </text:p>
          </table:table-cell>
          <table:table-cell table:number-columns-repeated="1016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3" office:value-type="string">
            <text:p>Centro de Saúde</text:p>
            <text:p>Ribeiro de Abreu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ianópolis,</text:p>
            <text:p>180 , Ribeiro de</text:p>
            <text:p>Abreu</text:p>
          </table:table-cell>
          <table:table-cell table:style-name="ce3" office:value-type="string">
            <text:p>3277-6660</text:p>
            <text:p>3277-66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7130, -43.901144 </text:p>
          </table:table-cell>
          <table:table-cell table:number-columns-repeated="1016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3" office:value-type="string">
            <text:p>Centro de Saúde</text:p>
            <text:p>São Gabriel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Ilha de Malta, 353, São Gabriel</text:p>
          </table:table-cell>
          <table:table-cell table:style-name="ce3" office:value-type="string">
            <text:p>3277-6744</text:p>
            <text:p>3277-674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6605, -43.914152 </text:p>
          </table:table-cell>
          <table:table-cell table:number-columns-repeated="1016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3" office:value-type="string">
            <text:p>Centro de Saúde</text:p>
            <text:p>São Paul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gola, 357, São Paulo</text:p>
          </table:table-cell>
          <table:table-cell table:style-name="ce3" office:value-type="string">
            <text:p>3277-6674</text:p>
            <text:p>3277-667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7003, -43.924337 </text:p>
          </table:table-cell>
          <table:table-cell table:number-columns-repeated="1016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3" office:value-type="string">
            <text:p>Centro de Saúde</text:p>
            <text:p>Vila Mari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Av. dos Sociais,</text:p>
            <text:p>305, Jardim Vitória</text:p>
          </table:table-cell>
          <table:table-cell table:style-name="ce3" office:value-type="string">
            <text:p>3277-7936</text:p>
            <text:p>3277-79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2270, -43.885425 </text:p>
          </table:table-cell>
          <table:table-cell table:number-columns-repeated="1016"/>
        </table:table-row>
        <table:table-row table:style-name="ro3">
          <table:table-cell table:style-name="ce1" office:value-type="float" office:value="64">
            <text:p>64</text:p>
          </table:table-cell>
          <table:table-cell table:style-name="ce3" office:value-type="string">
            <text:p>Centro de Saúde Leopoldo Crisóstomo de Castro (antigo Vilas Reunidas)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Leôncio Chagas, 157 ,Bairro União</text:p>
          </table:table-cell>
          <table:table-cell table:style-name="ce3" office:value-type="string">
            <text:p>3277-5790</text:p>
            <text:p>3277-5791</text:p>
            <text:p>3277-9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84140, -43.921101 </text:p>
          </table:table-cell>
          <table:table-cell table:number-columns-repeated="1016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3" office:value-type="string">
            <text:p>Centro de Saúde Jardim Vitória (Marcelo Pontel)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ranca, 15, Jardim Vitória</text:p>
          </table:table-cell>
          <table:table-cell table:style-name="ce3" office:value-type="string">
            <text:p>3277-7474</text:p>
            <text:p>3277-99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1293, -43.884252 </text:p>
          </table:table-cell>
          <table:table-cell table:number-columns-repeated="1016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3" office:value-type="string">
            <text:p>Centro de Saúde Olavo Albin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pa Honório III, 8, Ouro Minas</text:p>
          </table:table-cell>
          <table:table-cell table:style-name="ce3" office:value-type="string">
            <text:p>3277-6795</text:p>
            <text:p>3277-79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0837, -43.905633 </text:p>
          </table:table-cell>
          <table:table-cell table:number-columns-repeated="1016"/>
        </table:table-row>
        <table:table-row table:style-name="ro3">
          <table:table-cell table:style-name="ce1" office:value-type="float" office:value="67">
            <text:p>67</text:p>
          </table:table-cell>
          <table:table-cell table:style-name="ce3" office:value-type="string">
            <text:p>Centro de Saúde São Marco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ulista, 571, São Marcos</text:p>
          </table:table-cell>
          <table:table-cell table:style-name="ce3" office:value-type="string">
            <text:p>3277-1147</text:p>
            <text:p>3277-1148</text:p>
            <text:p>3277-111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0599, -43.914412 </text:p>
          </table:table-cell>
          <table:table-cell table:number-columns-repeated="1016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3" office:value-type="string">
            <text:p>Centro de Saúde</text:p>
            <text:p>Bom Jesu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Bernardo Cisneiros, </text:p>
            <text:p>659, Bom Jesus</text:p>
          </table:table-cell>
          <table:table-cell table:style-name="ce3" office:value-type="string">
            <text:p>3277-6004</text:p>
            <text:p>3277-61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4698, -43.955827 </text:p>
          </table:table-cell>
          <table:table-cell table:number-columns-repeated="1016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3" office:value-type="string">
            <text:p>Centro de Saúde Califórn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Avenida Castanhola 277, Califórnia</text:p>
          </table:table-cell>
          <table:table-cell table:style-name="ce3" office:value-type="string">
            <text:p>3277-8520</text:p>
            <text:p>3277-85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2441, -44.010039 </text:p>
          </table:table-cell>
          <table:table-cell table:number-columns-repeated="1016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3" office:value-type="string">
            <text:p>Centro de Saúde Califórnia(anexo)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dos Violões 570, Califórnia</text:p>
          </table:table-cell>
          <table:table-cell table:style-name="ce3" office:value-type="string">
            <text:p>3277-929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0426, -44.007264 </text:p>
          </table:table-cell>
          <table:table-cell table:number-columns-repeated="1016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3" office:value-type="string">
            <text:p>Centro de Saúde Carlos Prate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 Frederico Bracher Junior, 103, Carlos Prates</text:p>
          </table:table-cell>
          <table:table-cell table:style-name="ce3" office:value-type="string">
            <text:p>3277-8947</text:p>
            <text:p>3277-996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4959, -43.968377 </text:p>
          </table:table-cell>
          <table:table-cell table:number-columns-repeated="1016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3" office:value-type="string">
            <text:p>Centro de Saúde Dom Bosc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Olinto Magalhães, 1.939, Ipanema</text:p>
          </table:table-cell>
          <table:table-cell table:style-name="ce3" office:value-type="string">
            <text:p>3277-7219</text:p>
            <text:p>3277-72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1982, -43.999664 </text:p>
          </table:table-cell>
          <table:table-cell table:number-columns-repeated="1016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3" office:value-type="string">
            <text:p>Centro de Saúde Dom Cabral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Praça da Comunidade, 40, Dom Cabral</text:p>
          </table:table-cell>
          <table:table-cell table:style-name="ce3" office:value-type="string">
            <text:p>3277-9664</text:p>
            <text:p>3277-966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1761, -43.998179 </text:p>
          </table:table-cell>
          <table:table-cell table:number-columns-repeated="1016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3" office:value-type="string">
            <text:p>Centro de Saúde Ermelind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Paes de Abreu, 114,  Ermelinda</text:p>
          </table:table-cell>
          <table:table-cell table:style-name="ce3" office:value-type="string">
            <text:p>3277-6081</text:p>
            <text:p>3277-61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0443, -43.958439 </text:p>
          </table:table-cell>
          <table:table-cell table:number-columns-repeated="1016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3" office:value-type="string">
            <text:p>Centro de Saúde Glór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Eneida, 955, Glória</text:p>
          </table:table-cell>
          <table:table-cell table:style-name="ce3" office:value-type="string">
            <text:p>3277-7126</text:p>
            <text:p>3277-717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1456, -44.016913 </text:p>
          </table:table-cell>
          <table:table-cell table:number-columns-repeated="1016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 office:value-type="string">
            <text:p>Centro de Saúde Jardim Filadélf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Régida, 309,B. Jardim Filadélfia</text:p>
          </table:table-cell>
          <table:table-cell table:style-name="ce3" office:value-type="string">
            <text:p>3277-7142</text:p>
            <text:p>3277-83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9748, -44.008981 </text:p>
          </table:table-cell>
          <table:table-cell table:number-columns-repeated="1016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3" office:value-type="string">
            <text:p>Centro de Saúde Jardim Montanhê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Padre Leopoldo Pereira, 407, Jardim Montanhês</text:p>
          </table:table-cell>
          <table:table-cell table:style-name="ce3" office:value-type="string">
            <text:p>3277-7212</text:p>
            <text:p>3277-721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3622, -43.981653 </text:p>
          </table:table-cell>
          <table:table-cell table:number-columns-repeated="1016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3" office:value-type="string">
            <text:p>Centro de Saúde João Pinheir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Frei Luiz de Souza, 292, João Pinheiro</text:p>
          </table:table-cell>
          <table:table-cell table:style-name="ce3" office:value-type="string">
            <text:p>3277-9660</text:p>
            <text:p>3277-96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9614, -44.000170</text:p>
          </table:table-cell>
          <table:table-cell table:number-columns-repeated="1016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3" office:value-type="string">
            <text:p>Centro de Saúde Padre Eustáqui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Humaitá, 1.125, Padre Eustáquio</text:p>
          </table:table-cell>
          <table:table-cell table:style-name="ce3" office:value-type="string">
            <text:p>3277-7218</text:p>
            <text:p>3277-84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0813, -43.982978 </text:p>
          </table:table-cell>
          <table:table-cell table:number-columns-repeated="1016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3" office:value-type="string">
            <text:p>Centro de Saúde Pedreira Prado Lope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Escravo Isidoro, 601, Pedreira Prado Lopes</text:p>
          </table:table-cell>
          <table:table-cell table:style-name="ce3" office:value-type="string">
            <text:p>3277-6008</text:p>
            <text:p>3277-60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9649, -43.950256 </text:p>
          </table:table-cell>
          <table:table-cell table:number-columns-repeated="1016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3" office:value-type="string">
            <text:p>Centro de Saúde Elza Martins da Cruz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Av. Jacareí, Pindorama</text:p>
          </table:table-cell>
          <table:table-cell table:style-name="ce3" office:value-type="string">
            <text:p>3277-8945</text:p>
            <text:p>3277-71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11172, -44.021690 </text:p>
          </table:table-cell>
          <table:table-cell table:number-columns-repeated="1016"/>
        </table:table-row>
        <table:table-row table:style-name="ro3">
          <table:table-cell table:style-name="ce1" office:value-type="float" office:value="82">
            <text:p>82</text:p>
          </table:table-cell>
          <table:table-cell table:style-name="ce3" office:value-type="string">
            <text:p>Centro de Saúde Pindoram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Rútilio, 96, Pindorama</text:p>
          </table:table-cell>
          <table:table-cell table:style-name="ce4" office:value-type="string">
            <text:p>3277-9817</text:p>
            <text:p>3277-8167</text:p>
            <text:p>3277-75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9148, -44.022714 </text:p>
          </table:table-cell>
          <table:table-cell table:number-columns-repeated="1016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4" office:value-type="string">
            <text:p>Centro de Saúde São José (anexo)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ua Flor de Morango 45, São José</text:p>
          </table:table-cell>
          <table:table-cell table:style-name="ce4" office:value-type="string">
            <text:p>3277-8976</text:p>
            <text:p>3277-89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1812, -43.998361</text:p>
          </table:table-cell>
          <table:table-cell table:number-columns-repeated="1016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4" office:value-type="string">
            <text:p>Centro de Saúde Santos Anjos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. Miosótis, 15 , Santo Andre</text:p>
          </table:table-cell>
          <table:table-cell table:style-name="ce4" office:value-type="string">
            <text:p>3277-6026</text:p>
            <text:p>3277-60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5096, -43.956387 </text:p>
          </table:table-cell>
          <table:table-cell table:number-columns-repeated="1016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4" office:value-type="string">
            <text:p>Centro de Saúde São Cristóvão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ua Itapecerica, 555 - B, Lagoinha</text:p>
          </table:table-cell>
          <table:table-cell table:style-name="ce4" office:value-type="string">
            <text:p>3277-6010</text:p>
            <text:p>3277-601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8403, -43.944409 </text:p>
          </table:table-cell>
          <table:table-cell table:number-columns-repeated="101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3" office:value-type="string">
            <text:p>Centro de Saúde</text:p>
            <text:p>Aarão Re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Oliveira Fortes, 40,</text:p>
            <text:p>Aarão Reis</text:p>
          </table:table-cell>
          <table:table-cell table:style-name="ce3" office:value-type="string">
            <text:p>3277-6780</text:p>
            <text:p>3277-6781</text:p>
            <text:p>3277-74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9174, -43.922405 </text:p>
          </table:table-cell>
          <table:table-cell table:number-columns-repeated="1016"/>
        </table:table-row>
        <table:table-row table:style-name="ro3">
          <table:table-cell table:style-name="ce1" office:value-type="float" office:value="87">
            <text:p>87</text:p>
          </table:table-cell>
          <table:table-cell table:style-name="ce3" office:value-type="string">
            <text:p>Centro de Saúde</text:p>
            <text:p>Campo Alegre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Osório Duque Estrada,</text:p>
            <text:p>491, Campo Alegre</text:p>
          </table:table-cell>
          <table:table-cell table:style-name="ce3" office:value-type="string">
            <text:p>3277-7344</text:p>
            <text:p>3277-7345</text:p>
            <text:p>3277-735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7345, -43.945244 </text:p>
          </table:table-cell>
          <table:table-cell table:number-columns-repeated="101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3" office:value-type="string">
            <text:p>Centro de Saúde</text:p>
            <text:p>Etelvina Carneir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Mar de Rosas, 140, </text:p>
            <text:p>Etelvina Carneiro</text:p>
          </table:table-cell>
          <table:table-cell table:style-name="ce3" office:value-type="string">
            <text:p>3277-5502</text:p>
            <text:p>3277-5503</text:p>
            <text:p>3277-540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3742, -43.933530 </text:p>
          </table:table-cell>
          <table:table-cell table:number-columns-repeated="1016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3" office:value-type="string">
            <text:p>Centro de Saúde</text:p>
            <text:p>Floramar 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Av. Joaquim Clemente, 381,</text:p>
            <text:p>Floramar</text:p>
          </table:table-cell>
          <table:table-cell table:style-name="ce3" office:value-type="string">
            <text:p>3277-7483</text:p>
            <text:p>3277-746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9549, -43.933451 </text:p>
          </table:table-cell>
          <table:table-cell table:number-columns-repeated="101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3" office:value-type="string">
            <text:p>Centro de Saúde</text:p>
            <text:p>Jardim Guanabara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Fanny Martins de Barros,</text:p>
            <text:p>71, Jardim Guanabara</text:p>
          </table:table-cell>
          <table:table-cell table:style-name="ce3" office:value-type="string">
            <text:p>3277-6786</text:p>
            <text:p>3277-6787</text:p>
            <text:p>3277-748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8542, -43.932704 </text:p>
          </table:table-cell>
          <table:table-cell table:number-columns-repeated="1016"/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3" office:value-type="string">
            <text:p>Centro de Saúde</text:p>
            <text:p>Guaran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Pacaembu, 160, Guarani</text:p>
          </table:table-cell>
          <table:table-cell table:style-name="ce3" office:value-type="string">
            <text:p>3277-6770</text:p>
            <text:p>3277-6771</text:p>
            <text:p>3277-891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2869, -43.924338 </text:p>
          </table:table-cell>
          <table:table-cell table:number-columns-repeated="1016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3" office:value-type="string">
            <text:p>Centro de Saúde</text:p>
            <text:p>Heliópol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dos Beneditinos, 120,</text:p>
            <text:p>Heliópolis</text:p>
          </table:table-cell>
          <table:table-cell table:style-name="ce3" office:value-type="string">
            <text:p>3277-7402</text:p>
            <text:p>3277-74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3833, -43.942151 </text:p>
          </table:table-cell>
          <table:table-cell table:number-columns-repeated="101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3" office:value-type="string">
            <text:p>Centro de Saúde Jaqueline <text:s text:c="2"/>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genor de Paulo Estrela, 200, Jaqueline <text:s/></text:p>
          </table:table-cell>
          <table:table-cell table:style-name="ce3" office:value-type="string">
            <text:p>3277-5440 3277-5490 3277-5491</text:p>
          </table:table-cell>
          <table:table-cell table:style-name="Default" office:value-type="string">
            <text:p>8:00 as 15:00</text:p>
          </table:table-cell>
          <table:table-cell table:style-name="Default" office:value-type="string">
            <text:p>10:00 as 14:00</text:p>
          </table:table-cell>
          <table:table-cell table:style-name="ce7" office:value-type="string">
            <text:p>-19.801776, -43.936687 </text:p>
          </table:table-cell>
          <table:table-cell table:number-columns-repeated="1016"/>
        </table:table-row>
        <table:table-row table:style-name="ro4">
          <table:table-cell table:style-name="ce1" office:value-type="float" office:value="94">
            <text:p>94</text:p>
          </table:table-cell>
          <table:table-cell table:style-name="Default" office:value-type="string">
            <text:p>Centro de Saúde</text:p>
            <text:p>Jaqueline 2</text:p>
          </table:table-cell>
          <table:table-cell table:style-name="ce1" office:value-type="string">
            <text:p>NORTE</text:p>
          </table:table-cell>
          <table:table-cell table:style-name="Default" office:value-type="string">
            <text:p/>
            <text:p>Rua João Pereira, 50,</text:p>
            <text:p>Jaqueline</text:p>
          </table:table-cell>
          <table:table-cell table:style-name="Default" office:value-type="string">
            <text:p> </text:p>
            <text:p>3277-5451</text:p>
            <text:p>3277-5534</text:p>
          </table:table-cell>
          <table:table-cell table:style-name="Default" office:value-type="string">
            <text:p>8:00 as 15:00</text:p>
          </table:table-cell>
          <table:table-cell table:style-name="Default" office:value-type="string">
            <text:p>10:00 as 14:00</text:p>
          </table:table-cell>
          <table:table-cell table:style-name="ce7" office:value-type="string">
            <text:p>-19.805220, -43.943912 </text:p>
          </table:table-cell>
          <table:table-cell table:number-columns-repeated="1016"/>
        </table:table-row>
        <table:table-row table:style-name="ro3">
          <table:table-cell table:style-name="ce1" office:value-type="float" office:value="95">
            <text:p>95</text:p>
          </table:table-cell>
          <table:table-cell table:style-name="ce3" office:value-type="string">
            <text:p>Centro de Saúde</text:p>
            <text:p>Jardim Felicidade 2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Pau Brasil, 160 , Solimões</text:p>
          </table:table-cell>
          <table:table-cell table:style-name="ce3" office:value-type="string">
            <text:p/>
            <text:p>3277-7487</text:p>
            <text:p>3277-74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4915, -43.925549 </text:p>
          </table:table-cell>
          <table:table-cell table:number-columns-repeated="101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3" office:value-type="string">
            <text:p>Centro de Saúde MG 20 - Monte Azul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reia Branca, 171,</text:p>
            <text:p>Ribeiro de Abreu</text:p>
          </table:table-cell>
          <table:table-cell table:style-name="ce3" office:value-type="string">
            <text:p>3277-6732</text:p>
            <text:p>3277-6739</text:p>
            <text:p>3277-673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2694, -43.901890 </text:p>
          </table:table-cell>
          <table:table-cell table:number-columns-repeated="1016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3" office:value-type="string">
            <text:p>Centro de Saúde</text:p>
            <text:p>Primeiro de Mai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Volts, 81, Primeiro de</text:p>
            <text:p>Maio</text:p>
          </table:table-cell>
          <table:table-cell table:style-name="ce3" office:value-type="string">
            <text:p>3277-9498</text:p>
            <text:p>3277-9499</text:p>
            <text:p>3277-949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2450, -43.929279 </text:p>
          </table:table-cell>
          <table:table-cell table:number-columns-repeated="101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3" office:value-type="string">
            <text:p>Centro de Saúde</text:p>
            <text:p>Providência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São Sebastião, 30,</text:p>
            <text:p>Providência</text:p>
          </table:table-cell>
          <table:table-cell table:style-name="ce3" office:value-type="string">
            <text:p>3277-6760</text:p>
            <text:p>3277-6761</text:p>
            <text:p>3277-94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3453, -43.929010 </text:p>
          </table:table-cell>
          <table:table-cell table:number-columns-repeated="1016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3" office:value-type="string">
            <text:p>Centro de Saúde</text:p>
            <text:p>São Bernard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Vasco da Gama, 334,</text:p>
            <text:p>São Bernardo</text:p>
          </table:table-cell>
          <table:table-cell table:style-name="ce3" office:value-type="string">
            <text:p>3277-9201</text:p>
            <text:p>3277-9208</text:p>
            <text:p>3277-67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8278, -43.938969 </text:p>
          </table:table-cell>
          <table:table-cell table:number-columns-repeated="101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3" office:value-type="string">
            <text:p>Centro de Saúde</text:p>
            <text:p>São Tomá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Santa Rosa, 54, São Tomás</text:p>
          </table:table-cell>
          <table:table-cell table:style-name="ce3" office:value-type="string">
            <text:p>3277-1556</text:p>
            <text:p>3277-7347</text:p>
            <text:p>3277-79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5177, -43.953267 </text:p>
          </table:table-cell>
          <table:table-cell table:number-columns-repeated="1016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3" office:value-type="string">
            <text:p>Centro de Saúde</text:p>
            <text:p>Tup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ri Barroso, 150, Tupi</text:p>
          </table:table-cell>
          <table:table-cell table:style-name="ce3" office:value-type="string">
            <text:p>3277-855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4383, -43.922772 </text:p>
          </table:table-cell>
          <table:table-cell table:number-columns-repeated="101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3" office:value-type="string">
            <text:p>Centro de Saúde Novo Aarão Re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Um, 200, Novo Aarão Reis</text:p>
          </table:table-cell>
          <table:table-cell table:style-name="ce3" office:value-type="string">
            <text:p>3277-6640</text:p>
            <text:p>3277-6763</text:p>
            <text:p>3277-665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41447, -43.908824 </text:p>
          </table:table-cell>
          <table:table-cell table:number-columns-repeated="1016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3" office:value-type="string">
            <text:p>Centro de Saúde Lajed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Pintor Ruguendes, 30, Lajedo</text:p>
          </table:table-cell>
          <table:table-cell table:style-name="ce3" office:value-type="string">
            <text:p>3277-8916</text:p>
            <text:p>3277-855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3938, -43.912884 </text:p>
          </table:table-cell>
          <table:table-cell table:number-columns-repeated="1016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3" office:value-type="string">
            <text:p>Centro de Saúde Zilah Spósit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Coquilhos, 75, Zilah Spósito</text:p>
          </table:table-cell>
          <table:table-cell table:style-name="ce3" office:value-type="string">
            <text:p>3277-5482 3246-906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04702, -43.928029 </text:p>
          </table:table-cell>
          <table:table-cell table:number-columns-repeated="101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3" office:value-type="string">
            <text:p>Centro de Saúde</text:p>
            <text:p>Betân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 Canoas, 678, Betânia</text:p>
          </table:table-cell>
          <table:table-cell table:style-name="ce3" office:value-type="string">
            <text:p>3277-5980</text:p>
            <text:p>3277-5981</text:p>
            <text:p>3277-138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61854, -43.988600 </text:p>
          </table:table-cell>
          <table:table-cell table:number-columns-repeated="1016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3" office:value-type="string">
            <text:p>Centro de Saúde</text:p>
            <text:p>Caban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entro Social, 536,</text:p>
            <text:p>Cabana</text:p>
          </table:table-cell>
          <table:table-cell table:style-name="ce3" office:value-type="string">
            <text:p>3277-7040</text:p>
            <text:p>3277-70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3294, -43.996796 </text:p>
          </table:table-cell>
          <table:table-cell table:number-columns-repeated="1016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3" office:value-type="string">
            <text:p>Centro de Saúde</text:p>
            <text:p>Cícero Idelfons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Aguanil, 238 , Vista Alegre</text:p>
          </table:table-cell>
          <table:table-cell table:style-name="ce3" office:value-type="string">
            <text:p>3277-9088</text:p>
            <text:p>3277-908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4780, -43.997941 </text:p>
          </table:table-cell>
          <table:table-cell table:number-columns-repeated="101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3" office:value-type="string">
            <text:p>Centro de Saúde</text:p>
            <text:p>Conjunto Betân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Onã, 105, Betânia</text:p>
          </table:table-cell>
          <table:table-cell table:style-name="ce3" office:value-type="string">
            <text:p>3277-5982</text:p>
            <text:p>3277-5983</text:p>
            <text:p>3277-150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64358, -43.995868 </text:p>
          </table:table-cell>
          <table:table-cell table:number-columns-repeated="1016"/>
        </table:table-row>
        <table:table-row table:style-name="ro3">
          <table:table-cell table:style-name="ce1" office:value-type="float" office:value="109">
            <text:p>109</text:p>
          </table:table-cell>
          <table:table-cell table:style-name="ce3" office:value-type="string">
            <text:p>Centro de Saúde</text:p>
            <text:p>Havaí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Manila, 432 , Estrela Dalva</text:p>
          </table:table-cell>
          <table:table-cell table:style-name="ce3" office:value-type="string">
            <text:p>3277-6484</text:p>
            <text:p>3277-9640</text:p>
            <text:p>3277-96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62583, -43.970447 </text:p>
          </table:table-cell>
          <table:table-cell table:number-columns-repeated="1016"/>
        </table:table-row>
        <table:table-row table:style-name="ro3">
          <table:table-cell table:style-name="ce1" office:value-type="float" office:value="110">
            <text:p>110</text:p>
          </table:table-cell>
          <table:table-cell table:style-name="ce3" office:value-type="string">
            <text:p>Centro de Saúde</text:p>
            <text:p>Noraldino de Lim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 Amazonas, 4373, </text:p>
            <text:p>Nova Suissa</text:p>
          </table:table-cell>
          <table:table-cell table:style-name="ce3" office:value-type="string">
            <text:p>3277-7042</text:p>
            <text:p>3277-7043</text:p>
            <text:p>3277-681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0258, -43.972982 </text:p>
          </table:table-cell>
          <table:table-cell table:number-columns-repeated="1016"/>
        </table:table-row>
        <table:table-row table:style-name="ro3">
          <table:table-cell table:style-name="ce1" office:value-type="float" office:value="111">
            <text:p>111</text:p>
          </table:table-cell>
          <table:table-cell table:style-name="ce3" office:value-type="string">
            <text:p>Centro de Saúde</text:p>
            <text:p>Professor Amilcar</text:p>
            <text:p>Viana Martin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Nelson de Sena, 90 , Betânia</text:p>
          </table:table-cell>
          <table:table-cell table:style-name="ce3" office:value-type="string">
            <text:p>3277-1544</text:p>
            <text:p>3277-1545</text:p>
            <text:p>3277-64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7778, -43.984226 </text:p>
          </table:table-cell>
          <table:table-cell table:number-columns-repeated="1016"/>
        </table:table-row>
        <table:table-row table:style-name="ro3">
          <table:table-cell table:style-name="ce1" office:value-type="float" office:value="112">
            <text:p>112</text:p>
          </table:table-cell>
          <table:table-cell table:style-name="ce3" office:value-type="string">
            <text:p>Centro de Saúde</text:p>
            <text:p>Salgado Filh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ampina Verde, 375, Salgado Filho</text:p>
          </table:table-cell>
          <table:table-cell table:style-name="ce3" office:value-type="string">
            <text:p>3277-6478</text:p>
            <text:p>3277-6582</text:p>
            <text:p>3277-96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4181, -43.985049 </text:p>
          </table:table-cell>
          <table:table-cell table:number-columns-repeated="1016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3" office:value-type="string">
            <text:p>Centro de </text:p>
            <text:p>Saúde Santa Mar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Adonias Filho, 211, Santa Maria</text:p>
          </table:table-cell>
          <table:table-cell table:style-name="ce3" office:value-type="string">
            <text:p>3277-9145</text:p>
            <text:p>3277-91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6439, -44.010133 </text:p>
          </table:table-cell>
          <table:table-cell table:number-columns-repeated="1016"/>
        </table:table-row>
        <table:table-row table:style-name="ro3">
          <table:table-cell table:style-name="ce1" office:value-type="float" office:value="114">
            <text:p>114</text:p>
          </table:table-cell>
          <table:table-cell table:style-name="ce3" office:value-type="string">
            <text:p>Centro de Saúde</text:p>
            <text:p>São Jorge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Garrete, 45, Nova Granada</text:p>
          </table:table-cell>
          <table:table-cell table:style-name="ce3" office:value-type="string">
            <text:p>3277-6598</text:p>
            <text:p>3277-7036</text:p>
            <text:p>3277-70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3116, -43.967590 </text:p>
          </table:table-cell>
          <table:table-cell table:number-columns-repeated="1016"/>
        </table:table-row>
        <table:table-row table:style-name="ro3">
          <table:table-cell table:style-name="ce1" office:value-type="float" office:value="115">
            <text:p>115</text:p>
          </table:table-cell>
          <table:table-cell table:style-name="ce3" office:value-type="string">
            <text:p>Centro de Saúde</text:p>
            <text:p>Ventos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onselheiro Joaquim Caetano, 1782,  Nova Granada</text:p>
          </table:table-cell>
          <table:table-cell table:style-name="ce3" office:value-type="string">
            <text:p>3277-6479</text:p>
            <text:p>3277-9630</text:p>
            <text:p>3277-96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0819, -43.972161 </text:p>
          </table:table-cell>
          <table:table-cell table:number-columns-repeated="1016"/>
        </table:table-row>
        <table:table-row table:style-name="ro3">
          <table:table-cell table:style-name="ce1" office:value-type="float" office:value="116">
            <text:p>116</text:p>
          </table:table-cell>
          <table:table-cell table:style-name="ce3" office:value-type="string">
            <text:p>Centro de Saúde</text:p>
            <text:p>Vila Imperial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Guilherme P. Fonseca, 350 , Madre Gertrudes</text:p>
          </table:table-cell>
          <table:table-cell table:style-name="ce3" office:value-type="string">
            <text:p>3277-9104</text:p>
            <text:p>3277-9105</text:p>
            <text:p>3277-15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9596, -44.004739 </text:p>
          </table:table-cell>
          <table:table-cell table:number-columns-repeated="1016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3" office:value-type="string">
            <text:p>Centro de Saúde</text:p>
            <text:p>Vila Leonin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Praça do Ensino,240 - Alpes</text:p>
          </table:table-cell>
          <table:table-cell table:style-name="ce3" office:value-type="string">
            <text:p>3277-9632</text:p>
            <text:p>3277-96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55680, -43.965286 </text:p>
          </table:table-cell>
          <table:table-cell table:number-columns-repeated="1016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3" office:value-type="string">
            <text:p>Centro de Saúde</text:p>
            <text:p>Vista Alegre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Seneca, 9 , Nova Cintra</text:p>
          </table:table-cell>
          <table:table-cell table:style-name="ce3" office:value-type="string">
            <text:p>3277-9604</text:p>
            <text:p>3277-96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9618, -43.991558 </text:p>
          </table:table-cell>
          <table:table-cell table:number-columns-repeated="1016"/>
        </table:table-row>
        <table:table-row table:style-name="ro3">
          <table:table-cell table:style-name="ce1" office:value-type="float" office:value="119">
            <text:p>119</text:p>
          </table:table-cell>
          <table:table-cell table:style-name="ce3" office:value-type="string">
            <text:p>Centro de Saúde</text:p>
            <text:p>Waldomiro Lob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 Amazonas, 8889,</text:p>
            <text:p>Bairro Madre Gertrudes</text:p>
          </table:table-cell>
          <table:table-cell table:style-name="ce3" office:value-type="string">
            <text:p>3277-9065</text:p>
            <text:p>3277-9102</text:p>
            <text:p>3277-91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5774, -44.005451 </text:p>
          </table:table-cell>
          <table:table-cell table:number-columns-repeated="1016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3" office:value-type="string">
            <text:p>Centro de</text:p>
            <text:p>Esterilização Oeste (CEO)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ampos Sales, 472, Calafate</text:p>
          </table:table-cell>
          <table:table-cell table:style-name="ce3" office:value-type="string">
            <text:p>3277-702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27452, -43.977534 </text:p>
          </table:table-cell>
          <table:table-cell table:number-columns-repeated="1016"/>
        </table:table-row>
        <table:table-row table:style-name="ro3">
          <table:table-cell table:style-name="ce1" office:value-type="float" office:value="121">
            <text:p>121</text:p>
          </table:table-cell>
          <table:table-cell table:style-name="ce3" office:value-type="string">
            <text:p>Centro de</text:p>
            <text:p>Referência em</text:p>
            <text:p>Saúde Mental (CERSAM)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Oscar Trompowsky, 1325 , Grajaú</text:p>
          </table:table-cell>
          <table:table-cell table:style-name="ce3" office:value-type="string">
            <text:p>3277-6599</text:p>
            <text:p>3277-9601</text:p>
            <text:p>3277-64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2251, -43.962863 </text:p>
          </table:table-cell>
          <table:table-cell table:number-columns-repeated="1016"/>
        </table:table-row>
        <table:table-row table:style-name="ro3">
          <table:table-cell table:style-name="ce1" office:value-type="float" office:value="122">
            <text:p>122</text:p>
          </table:table-cell>
          <table:table-cell table:style-name="ce3" office:value-type="string">
            <text:p>Centro de Saúde</text:p>
            <text:p>Palmeira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 Dom Joao VI, 1821, Palmeiras</text:p>
          </table:table-cell>
          <table:table-cell table:style-name="ce3" office:value-type="string">
            <text:p>3277-6485</text:p>
            <text:p>3277-6486</text:p>
            <text:p>3277-659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72174, -43.978463 </text:p>
          </table:table-cell>
          <table:table-cell table:number-columns-repeated="1016"/>
        </table:table-row>
        <table:table-row table:style-name="ro2">
          <table:table-cell table:style-name="ce1" office:value-type="float" office:value="123">
            <text:p>123</text:p>
          </table:table-cell>
          <table:table-cell table:style-name="ce3" office:value-type="string">
            <text:p>Centro de Saúde Camargo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Luiza Efigênia Silva, 159,Bairro Camargos </text:p>
          </table:table-cell>
          <table:table-cell table:style-name="ce3" office:value-type="string">
            <text:p>3246.21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40014, -44.018250 </text:p>
          </table:table-cell>
          <table:table-cell table:number-columns-repeated="1016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3" office:value-type="string">
            <text:p>Centro de Saúde João XXIII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Toledo, 481, Vila Oeste</text:p>
          </table:table-cell>
          <table:table-cell table:style-name="ce3" office:value-type="string">
            <text:p>3277-91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37491, -44.005599 </text:p>
          </table:table-cell>
          <table:table-cell table:number-columns-repeated="1016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3" office:value-type="string">
            <text:p>Centro de</text:p>
            <text:p>Saúde Confisc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Aracy Guimarães Rosa, 470 , Confisco</text:p>
          </table:table-cell>
          <table:table-cell table:style-name="ce3" office:value-type="string">
            <text:p>3277-7202</text:p>
            <text:p>3277-726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7399, -44.020286 </text:p>
          </table:table-cell>
          <table:table-cell table:number-columns-repeated="1016"/>
        </table:table-row>
        <table:table-row table:style-name="ro3">
          <table:table-cell table:style-name="ce1" office:value-type="float" office:value="126">
            <text:p>126</text:p>
          </table:table-cell>
          <table:table-cell table:style-name="ce3" office:value-type="string">
            <text:p>Centro de</text:p>
            <text:p>Saúde Dom</text:p>
            <text:p>Orione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Expedicionário Benvindo Belém de Lima, 728 , São Luiz</text:p>
          </table:table-cell>
          <table:table-cell table:style-name="ce3" office:value-type="string">
            <text:p>3277-7860</text:p>
            <text:p>3277-78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9227, -43.978382 </text:p>
          </table:table-cell>
          <table:table-cell table:number-columns-repeated="1016"/>
        </table:table-row>
        <table:table-row table:style-name="ro2">
          <table:table-cell table:style-name="ce1" office:value-type="float" office:value="127">
            <text:p>127</text:p>
          </table:table-cell>
          <table:table-cell table:style-name="ce3" office:value-type="string">
            <text:p>Centro de</text:p>
            <text:p>Saúde Itamarati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Anita Blumberg, 63, Paquetá</text:p>
          </table:table-cell>
          <table:table-cell table:style-name="ce3" office:value-type="string">
            <text:p>3277-7876</text:p>
            <text:p>3277-787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8098, -43.987853 </text:p>
          </table:table-cell>
          <table:table-cell table:number-columns-repeated="1016"/>
        </table:table-row>
        <table:table-row table:style-name="ro3">
          <table:table-cell table:style-name="ce1" office:value-type="float" office:value="128">
            <text:p>128</text:p>
          </table:table-cell>
          <table:table-cell table:style-name="ce3" office:value-type="string">
            <text:p>Centro de Saúde Trev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Celso da Cunha Pereira, 365 , Trevo</text:p>
          </table:table-cell>
          <table:table-cell table:style-name="ce3" office:value-type="string">
            <text:p>3277-15703246-805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4164, -44.014164 </text:p>
          </table:table-cell>
          <table:table-cell table:number-columns-repeated="1016"/>
        </table:table-row>
        <table:table-row table:style-name="ro3">
          <table:table-cell table:style-name="ce1" office:value-type="float" office:value="129">
            <text:p>129</text:p>
          </table:table-cell>
          <table:table-cell table:style-name="ce3" office:value-type="string">
            <text:p>Centro de</text:p>
            <text:p>Saúde Ouro</text:p>
            <text:p>Pret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Jonas Jean, 77 , Ouro Preto</text:p>
          </table:table-cell>
          <table:table-cell table:style-name="ce3" office:value-type="string">
            <text:p>3277-7133</text:p>
            <text:p>3277-856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1039, -43.983651 </text:p>
          </table:table-cell>
          <table:table-cell table:number-columns-repeated="1016"/>
        </table:table-row>
        <table:table-row table:style-name="ro3">
          <table:table-cell table:style-name="ce1" office:value-type="float" office:value="130">
            <text:p>130</text:p>
          </table:table-cell>
          <table:table-cell table:style-name="ce3" office:value-type="string">
            <text:p>Centro de</text:p>
            <text:p>Saúde Santa</text:p>
            <text:p>Améli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Engenheiro Pedro Bax, 220 , Santa Amélia</text:p>
          </table:table-cell>
          <table:table-cell table:style-name="ce3" office:value-type="string">
            <text:p>3277-7438</text:p>
            <text:p>3277-745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6906, -43.973870 </text:p>
          </table:table-cell>
          <table:table-cell table:number-columns-repeated="1016"/>
        </table:table-row>
        <table:table-row table:style-name="ro3">
          <table:table-cell table:style-name="ce1" office:value-type="float" office:value="131">
            <text:p>131</text:p>
          </table:table-cell>
          <table:table-cell table:style-name="ce3" office:value-type="string">
            <text:p>Centro de</text:p>
            <text:p>Saúde Santa</text:p>
            <text:p>Ros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Bueno Siqueira, 100 , Universitário</text:p>
          </table:table-cell>
          <table:table-cell table:style-name="ce3" office:value-type="string">
            <text:p>3277-1578</text:p>
            <text:p>3277-15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6687, -43.943391 </text:p>
          </table:table-cell>
          <table:table-cell table:number-columns-repeated="1016"/>
        </table:table-row>
        <table:table-row table:style-name="ro3">
          <table:table-cell table:style-name="ce1" office:value-type="float" office:value="132">
            <text:p>132</text:p>
          </table:table-cell>
          <table:table-cell table:style-name="ce3" office:value-type="string">
            <text:p>Centro de</text:p>
            <text:p>Saúde Santa</text:p>
            <text:p>Terezinh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Senador Virgílio Távora, 157 , Santa Terezinha</text:p>
          </table:table-cell>
          <table:table-cell table:style-name="ce3" office:value-type="string">
            <text:p>3277-7102</text:p>
            <text:p>3277-71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5504, -44.007211 </text:p>
          </table:table-cell>
          <table:table-cell table:number-columns-repeated="1016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3" office:value-type="string">
            <text:p>Centro de</text:p>
            <text:p>Saúde São Francisc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Viana do Castelo, 485 , São Francisco</text:p>
          </table:table-cell>
          <table:table-cell table:style-name="ce3" office:value-type="string">
            <text:p>3277-7844</text:p>
            <text:p>3277-784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76611, -43.953510 </text:p>
          </table:table-cell>
          <table:table-cell table:number-columns-repeated="1016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3" office:value-type="string">
            <text:p>Centro de</text:p>
            <text:p>Saúde Jardim Alvorad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Flor D'água 711 , Alvorada</text:p>
          </table:table-cell>
          <table:table-cell table:style-name="ce3" office:value-type="string">
            <text:p>3277-7130</text:p>
            <text:p>3277-843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92236, -43.990778 </text:p>
          </table:table-cell>
          <table:table-cell table:number-columns-repeated="1016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3" office:value-type="string">
            <text:p>Centro de</text:p>
            <text:p>Saúde São José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Violeta de Melo, 655 , São José</text:p>
          </table:table-cell>
          <table:table-cell table:style-name="ce3" office:value-type="string">
            <text:p>3277-7214</text:p>
            <text:p>3277-844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0487, -43.998956 </text:p>
          </table:table-cell>
          <table:table-cell table:number-columns-repeated="1016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3" office:value-type="string">
            <text:p>Centro de</text:p>
            <text:p>Saúde Serran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Tocantins, 471 , Serrano</text:p>
          </table:table-cell>
          <table:table-cell table:style-name="ce3" office:value-type="string">
            <text:p>3277-7160</text:p>
            <text:p>3277-840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84047, -44.010988 </text:p>
          </table:table-cell>
          <table:table-cell table:number-columns-repeated="101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3" office:value-type="string">
            <text:p>Centro de</text:p>
            <text:p>Saúde Padre Joaquim</text:p>
            <text:p>Mai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 Boaventura, 1.900, </text:p>
            <text:p> Liberdade</text:p>
          </table:table-cell>
          <table:table-cell table:style-name="ce3" office:value-type="string">
            <text:p>3277-7433</text:p>
            <text:p>3277-787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55574, -43.954642 </text:p>
          </table:table-cell>
          <table:table-cell table:number-columns-repeated="1016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3" office:value-type="string">
            <text:p>Centro de</text:p>
            <text:p>Saúde Padre Tiag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João XXIII,  1.233 ,  Alípio de Melo</text:p>
          </table:table-cell>
          <table:table-cell table:style-name="ce3" office:value-type="string">
            <text:p>3277-8942</text:p>
            <text:p>3246-30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900535, -43.992639 </text:p>
          </table:table-cell>
          <table:table-cell table:number-columns-repeated="1016"/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3" office:value-type="string">
            <text:p>Anexo do C.S. Santa Ros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Otis, 60 , Suzana</text:p>
          </table:table-cell>
          <table:table-cell table:style-name="ce3" office:value-type="string">
            <text:p>3277-7373 3277-73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64581, -43.933077 </text:p>
          </table:table-cell>
          <table:table-cell table:number-columns-repeated="1016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3" office:value-type="string">
            <text:p>Anexo do C.S. Trev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José Simplício Moreira, 1.144 , Braúnas </text:p>
          </table:table-cell>
          <table:table-cell table:style-name="ce3" office:value-type="string">
            <text:p>3246-80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3227, -44.013831 </text:p>
          </table:table-cell>
          <table:table-cell table:number-columns-repeated="101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3" office:value-type="string">
            <text:p>Centro de Saúde</text:p>
            <text:p>Andradas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Mariana Amélia</text:p>
            <text:p>de Azevedo, 21, São</text:p>
            <text:p>João Batista</text:p>
          </table:table-cell>
          <table:table-cell table:style-name="ce3" office:value-type="string">
            <text:p>3277-889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9820, -43.962868 </text:p>
          </table:table-cell>
          <table:table-cell table:number-columns-repeated="101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3" office:value-type="string">
            <text:p>Centro de Saúde</text:p>
            <text:p>Céu Azul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Alice Marques, 187, Céu Azul</text:p>
          </table:table-cell>
          <table:table-cell table:style-name="ce3" office:value-type="string">
            <text:p>3277-7300</text:p>
            <text:p>3277-7301</text:p>
            <text:p>3277-73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9775, -43.998375 </text:p>
          </table:table-cell>
          <table:table-cell table:number-columns-repeated="1016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3" office:value-type="string">
            <text:p>Centro de Saúde</text:p>
            <text:p>Jardim Europ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Edimburgo, 140, Jardim Europa</text:p>
          </table:table-cell>
          <table:table-cell table:style-name="ce3" office:value-type="string">
            <text:p>3277-1831</text:p>
            <text:p>3277-75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00612, -43.967274 </text:p>
          </table:table-cell>
          <table:table-cell table:number-columns-repeated="1016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3" office:value-type="string">
            <text:p>Centro de Saúde</text:p>
            <text:p>Lago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sé Sabino</text:p>
            <text:p>Maciel, 176, Lagoa</text:p>
          </table:table-cell>
          <table:table-cell table:style-name="ce3" office:value-type="string">
            <text:p>3277-5552</text:p>
            <text:p>3277-55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0157, -44.000422 </text:p>
          </table:table-cell>
          <table:table-cell table:number-columns-repeated="1016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3" office:value-type="string">
            <text:p>Centro de Saúde</text:p>
            <text:p>Mantiqueir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Maria Luiza Lara, Mantiqueira</text:p>
          </table:table-cell>
          <table:table-cell table:style-name="ce3" office:value-type="string">
            <text:p>3277-5564</text:p>
            <text:p>3277-556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799453, -43.983419 </text:p>
          </table:table-cell>
          <table:table-cell table:number-columns-repeated="1016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3" office:value-type="string">
            <text:p>Centro de Saúde</text:p>
            <text:p>Minas Caix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Capitão Sérgio</text:p>
            <text:p>Pires, 226, Minas Caixa</text:p>
          </table:table-cell>
          <table:table-cell table:style-name="ce3" office:value-type="string">
            <text:p>3277-5418</text:p>
            <text:p>3277-541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05340, -43.957907 </text:p>
          </table:table-cell>
          <table:table-cell table:number-columns-repeated="1016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3" office:value-type="string">
            <text:p>Centro de Saúde</text:p>
            <text:p>Nova York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Wilton Marques </text:p>
            <text:p>Pereira, 10, Nova York</text:p>
          </table:table-cell>
          <table:table-cell table:style-name="ce3" office:value-type="string">
            <text:p>3277-5416</text:p>
            <text:p>3277-543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793987, -43.967295 </text:p>
          </table:table-cell>
          <table:table-cell table:number-columns-repeated="1016"/>
        </table:table-row>
        <table:table-row table:style-name="ro3">
          <table:table-cell table:style-name="ce1" office:value-type="float" office:value="148">
            <text:p>148</text:p>
          </table:table-cell>
          <table:table-cell table:style-name="ce3" office:value-type="string">
            <text:p>Centro de Saúde</text:p>
            <text:p>Santa Mônic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dos Canoeiros, 320, Santa Mônica</text:p>
          </table:table-cell>
          <table:table-cell table:style-name="ce3" office:value-type="string">
            <text:p>3277-5526</text:p>
            <text:p>3277-5527</text:p>
            <text:p>3277-948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8741, -43.976880 </text:p>
          </table:table-cell>
          <table:table-cell table:number-columns-repeated="1016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3" office:value-type="string">
            <text:p>Centro de Saúde</text:p>
            <text:p>Serra Verde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Guido Leão, 10,</text:p>
            <text:p>Serra Verde</text:p>
          </table:table-cell>
          <table:table-cell table:style-name="ce3" office:value-type="string">
            <text:p>3277-5507</text:p>
            <text:p>3277-55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795796, -43.953984 </text:p>
          </table:table-cell>
          <table:table-cell table:number-columns-repeated="1016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3" office:value-type="string">
            <text:p>Centro de Saúde</text:p>
            <text:p>Venda Nov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ão Ferreira da</text:p>
            <text:p>Silva, 248, Paraúna</text:p>
          </table:table-cell>
          <table:table-cell table:style-name="ce3" office:value-type="string">
            <text:p>3277-5569</text:p>
            <text:p>3277-556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02494, -43.989480 </text:p>
          </table:table-cell>
          <table:table-cell table:number-columns-repeated="1016"/>
        </table:table-row>
        <table:table-row table:style-name="ro3">
          <table:table-cell table:style-name="ce1" office:value-type="float" office:value="151">
            <text:p>151</text:p>
          </table:table-cell>
          <table:table-cell table:style-name="ce3" office:value-type="string">
            <text:p>Centro de Saúde</text:p>
            <text:p>Rio Branco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vino Coelho</text:p>
            <text:p>Júnior, 45, Rio</text:p>
            <text:p>Branco</text:p>
          </table:table-cell>
          <table:table-cell table:style-name="ce3" office:value-type="string">
            <text:p>3277-5475</text:p>
            <text:p>3277-552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5537, -43.979990 </text:p>
          </table:table-cell>
          <table:table-cell table:number-columns-repeated="1016"/>
        </table:table-row>
        <table:table-row table:style-name="ro3">
          <table:table-cell table:style-name="ce1" office:value-type="float" office:value="152">
            <text:p>152</text:p>
          </table:table-cell>
          <table:table-cell table:style-name="ce3" office:value-type="string">
            <text:p>Centro de</text:p>
            <text:p>Convivência de</text:p>
            <text:p>Venda Nov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Expedicionário Américo Fernandes, 116, São João Batista</text:p>
          </table:table-cell>
          <table:table-cell table:style-name="ce3" office:value-type="string">
            <text:p>3277-549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23365, -43.960648 </text:p>
          </table:table-cell>
          <table:table-cell table:number-columns-repeated="1016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3" office:value-type="string">
            <text:p>Centro de Saúde</text:p>
            <text:p>Copacaban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Londres, 214</text:p>
            <text:p>Copacabana</text:p>
          </table:table-cell>
          <table:table-cell table:style-name="ce3" office:value-type="string">
            <text:p>3277-7415</text:p>
            <text:p>3277-74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7420, -43.986010 </text:p>
          </table:table-cell>
          <table:table-cell table:number-columns-repeated="1016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3" office:value-type="string">
            <text:p>Centro de Saúde</text:p>
            <text:p>Jardim Leblon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Humberto Campos, 581 , Jardim Leblon</text:p>
          </table:table-cell>
          <table:table-cell table:style-name="ce3" office:value-type="string">
            <text:p>3277-5521</text:p>
            <text:p>3277-55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30076, -43.987315 </text:p>
          </table:table-cell>
          <table:table-cell table:number-columns-repeated="1016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3" office:value-type="string">
            <text:p>Centro de Saúde</text:p>
            <text:p>Jardim dos Comerciários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Duzentos e Trinta e Oito, 96 , Jardim dos Comerciários</text:p>
          </table:table-cell>
          <table:table-cell table:style-name="ce3" office:value-type="string">
            <text:p>3277-5560</text:p>
            <text:p>3277-948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788346, -43.976688 </text:p>
          </table:table-cell>
          <table:table-cell table:number-columns-repeated="1016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3" office:value-type="string">
            <text:p>Centro de Saúde Piratining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Norma, 22,</text:p>
            <text:p>Novo Santa Mônica</text:p>
          </table:table-cell>
          <table:table-cell table:style-name="ce3" office:value-type="string">
            <text:p>3277-5431</text:p>
            <text:p>3277-55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7442, -43.991688 </text:p>
          </table:table-cell>
          <table:table-cell table:number-columns-repeated="1016"/>
        </table:table-row>
        <table:table-row table:style-name="ro2">
          <table:table-cell table:style-name="ce1" office:value-type="float" office:value="157">
            <text:p>157</text:p>
          </table:table-cell>
          <table:table-cell table:style-name="ce3" office:value-type="string">
            <text:p>Centro de Saúde Santo Antônio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Irineu Pinto, 255 , São João Batista</text:p>
          </table:table-cell>
          <table:table-cell table:style-name="ce3" office:value-type="string">
            <text:p>3277-5562</text:p>
            <text:p>3277-186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7672, -43.958940 </text:p>
          </table:table-cell>
          <table:table-cell table:number-columns-repeated="1016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3" office:value-type="string">
            <text:p>Centro de Saúde Santa Mônica II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 Ministro Oliveira Salazar, 1.259 , Santa Mônica</text:p>
          </table:table-cell>
          <table:table-cell table:style-name="ce3" office:value-type="string">
            <text:p>3246-9023 3246-902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style-name="ce7" office:value-type="string">
            <text:p>-19.817072, -43.974054 </text:p>
          </table:table-cell>
          <table:table-cell table:number-columns-repeated="1016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Folha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4/10/2017</text:date>, <text:time>13:1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3:27.88</meta:creation-date>
    <dc:date>2017-10-04T13:18:48.51</dc:date>
    <meta:editing-duration>PT11H27S</meta:editing-duration>
    <meta:editing-cycles>21</meta:editing-cycles>
    <meta:generator>OpenOffice/4.1.3$Win32 OpenOffice.org_project/413m1$Build-9783</meta:generator>
    <meta:document-statistic meta:table-count="3" meta:cell-count="1264" meta:object-count="0"/>
  </office:meta>
</office:document-meta>
</file>